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10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1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_________________________<text:span text:style-name="T1"><text:line-break/></text:span><text:span text:style-name="T2"><text:tab/><text:tab/>Руководителю </text:span></text:h>
      <text:h text:style-name="P11" text:outline-level="2">_____________________________</text:h>
      <text:p text:style-name="P5"><text:tab/><text:tab/>Название организации</text:p>
      <text:p text:style-name="P6">__________ ___________________</text:p>
      <text:p text:style-name="P1"><text:s text:c="99"/>ФИО</text:p>
      <text:p text:style-name="P2"/>
      <text:p text:style-name="P4"/>
      <text:p text:style-name="P4">Уважаемый …………!</text:p>
      <text:p text:style-name="P7"><text:span text:style-name="T3">Решением диссертационного совета ___ШИФР_СОВЕТА___ Ваша организация ______ утверждена в качестве ведущей по диссертации ___ФИО_в_родительном_падеже___</text:span><text:span text:style-name="T4"> </text:span><text:span text:style-name="T6">«___Тема_диссертации___»</text:span><text:span text:style-name="T3">, представленной к защите на соискание ученой степени доктора/кандидата _____ наук по специальности(ям)________.</text:span></text:p>
      <text:p text:style-name="P7"><text:span text:style-name="T3">Обращение обусловлено требованием п. 4.15 раздела </text:span><text:span text:style-name="T5">IV</text:span><text:span text:style-name="T3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ведущей организации.</text:span></text:p>
      <text:p text:style-name="P8"><text:s text:c="3"/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7"><text:span text:style-name="T3">Обращаем Ваше внимание, что в заключение отзыва необходимо дать оценку соответствия/несоответствия диссертации критериям соответствует критериям раздела </text:span><text:span text:style-name="T5">II</text:span><text:span text:style-name="T3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 протокол № УС-1. </text:span></text:p>
      <text:p text:style-name="P8">В конце отзыва необходимо указать шифр научной специальности, ученую степень, звание, должность составителя отзыва, а также почтовый адрес организации, телефон и адрес электронной почты.</text:p>
      <text:p text:style-name="P8">Защита диссертации состоится _______ .</text:p>
      <text:p text:style-name="P9"/>
      <text:p text:style-name="P9">С уважением,</text:p>
      <text:p text:style-name="P3"/>
      <text:p text:style-name="P3">Председатель</text:p>
      <text:p text:style-name="P3">диссертационного совета <text:s text:c="2"/>___ШИФР_СОВЕТА___ <text:s text:c="38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20-01-06T17:42:00</meta:creation-date>
    <dc:date>2025-10-18T16:00:12.143527020</dc:date>
    <meta:editing-cycles>10</meta:editing-cycles>
    <meta:editing-duration>PT1H1M25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203" meta:character-count="1943" meta:non-whitespace-character-count="1607"/>
  </office:meta>
</office:document-meta>
</file>